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9" office:value-type="string">
            <text:p>YES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16.10/18.10. and 23.10./25.10.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10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10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10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10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3">
          <table:table-cell office:value-type="string">
            <text:p>Arnd Beacker</text:p>
          </table:table-cell>
          <table:table-cell/>
          <table:table-cell table:style-name="ce14" office:value-type="string">
            <text:p><text:a xlink:href="mailto:arnd.baecker@web.de">arnd.baecker@web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0"/>
          <table:table-cell table:style-name="ce14"/>
          <table:table-cell office:value-type="string">
            <text:p>digiKam marble integration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1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5"/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  <draw:frame table:end-cell-address="Feuille1.A33" table:end-x="0.422cm" table:end-y="0.396cm" draw:z-index="0" draw:name="https://mail.google.com/mail/images/cleardot.gif" draw:style-name="gr1" draw:text-style-name="P1" svg:width="0.422cm" svg:height="0.422cm" svg:x="0cm" svg:y="0.423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Pontabry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6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15/09/2009</text:date>, <text:time>17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5T17:42:03</dc:date>
    <meta:editing-duration>PT02H19M02S</meta:editing-duration>
    <meta:editing-cycles>48</meta:editing-cycles>
    <meta:generator>OpenOffice.org/3.0$Linux OpenOffice.org_project/300m15$Build-9379</meta:generator>
    <meta:document-statistic meta:table-count="3" meta:cell-count="155" meta:object-count="1"/>
    <meta:user-defined meta:name="Info 1"/>
    <meta:user-defined meta:name="Info 2"/>
    <meta:user-defined meta:name="Info 3"/>
    <meta:user-defined meta:name="Info 4"/>
  </office:meta>
</office:document-meta>
</file>